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0.01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99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3.3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36pt" fo:font-style="normal" style:text-underline-style="none" fo:font-weight="normal" style:font-name-asian="Arial" style:font-size-asian="36pt" style:font-style-asian="normal" style:font-weight-asian="normal" style:font-size-complex="36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35">
      <style:table-cell-properties style:vertical-align="bottom"/>
      <style:text-properties style:use-window-font-color="true" style:text-line-through-style="none" style:text-line-through-type="none" style:font-name="Arial" fo:font-size="36pt" fo:font-style="normal" style:text-underline-style="none" fo:font-weight="normal" style:font-name-asian="Arial" style:font-size-asian="36pt" style:font-style-asian="normal" style:font-weight-asian="normal" style:font-size-complex="36pt" style:font-style-complex="normal" style:font-weight-complex="normal"/>
    </style:style>
    <style:style style:name="ce8" style:family="table-cell" style:parent-style-name="Default" style:data-style-name="N135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3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35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5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35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35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line-through-style="none" style:text-line-through-type="none" style:font-name="Arial" fo:font-size="36pt" fo:font-style="normal" style:text-underline-style="none" fo:font-weight="normal" style:font-name-asian="Arial" style:font-size-asian="36pt" style:font-style-asian="normal" style:font-weight-asian="normal" style:font-size-complex="3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4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41" table:default-cell-style-name="Default"/>
        <table:table-row table:style-name="ro1">
          <table:table-cell table:style-name="ce1" office:value-type="string" calcext:value-type="string">
            <text:p>BOM for a pair of rotator units (AL and EL)</text:p>
          </table:table-cell>
          <table:table-cell table:style-name="ce1"/>
          <table:table-cell table:style-name="ce7"/>
          <table:table-cell table:style-name="ce12"/>
          <table:table-cell table:style-name="ce1"/>
          <table:table-cell table:style-name="ce16" table:number-columns-repeated="10"/>
          <table:table-cell table:style-name="ce1" table:number-columns-repeated="2"/>
          <table:table-cell table:style-name="ce16" table:number-columns-repeated="12"/>
          <table:table-cell table:number-columns-repeated="227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8" office:value-type="string" calcext:value-type="string">
            <text:p>Amount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6" table:number-columns-repeated="10"/>
          <table:table-cell table:style-name="ce2" table:number-columns-repeated="2"/>
          <table:table-cell table:style-name="ce6" table:number-columns-repeated="12"/>
          <table:table-cell table:number-columns-repeated="227"/>
        </table:table-row>
        <table:table-row table:style-name="ro3">
          <table:table-cell table:style-name="ce3" office:value-type="string" calcext:value-type="string">
            <text:p>2-1/2" OD {A} x 2.00" ID {B} x .250" Wall {C} 6061-T6 Aluminum Tube (Tubing) - 18"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18.91" calcext:value-type="float">
            <text:p>$18.91</text:p>
          </table:table-cell>
          <table:table-cell table:style-name="ce9" table:formula="of:=PRODUCT([.B3:.C3])" office:value-type="float" office:value="37.82" calcext:value-type="float">
            <text:p>$37.82</text:p>
          </table:table-cell>
          <table:table-cell table:style-name="ce15" office:value-type="string" calcext:value-type="string">
            <text:p><text:a xlink:href="http://www.speedymetals.com/pc-4597-8371-2-12-od-x-025-wall-tube-6061-t6-aluminum.aspx" xlink:type="simple">http://www.speedymetals.com/pc-4597-8371-2-12-od-x-025-wall-tube-6061-t6-aluminum.aspx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3/4" 6061 aluminum rod - 12" (cut to 8")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2.36" calcext:value-type="float">
            <text:p>$2.36</text:p>
          </table:table-cell>
          <table:table-cell table:style-name="ce9" table:formula="of:=PRODUCT([.B4:.C4])" office:value-type="float" office:value="18.88" calcext:value-type="float">
            <text:p>$18.88</text:p>
          </table:table-cell>
          <table:table-cell table:style-name="ce15" office:value-type="string" calcext:value-type="string">
            <text:p><text:a xlink:href="http://www.speedymetals.com/pc-2441-8368-34-rd-6061-t6511-aluminum-extruded.aspx" xlink:type="simple">http://www.speedymetals.com/pc-2441-8368-34-rd-6061-t6511-aluminum-extruded.aspx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5/16" {A} Rd 303 Stainless Steel, Bearing Shaft Quality - 12"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3.33" calcext:value-type="float">
            <text:p>$3.33</text:p>
          </table:table-cell>
          <table:table-cell table:style-name="ce9" table:formula="of:=PRODUCT([.B5:.C5])" office:value-type="float" office:value="6.66" calcext:value-type="float">
            <text:p>$6.66</text:p>
          </table:table-cell>
          <table:table-cell table:style-name="ce15" office:value-type="string" calcext:value-type="string">
            <text:p><text:a xlink:href="https://www.speedymetals.com/pc-1041-8269-516-rd-303-stainless-steel-bearing-shaft-quality-0005-to-0015.aspx" xlink:type="simple">https://www.speedymetals.com/pc-1041-8269-516-rd-303-stainless-steel-bearing-shaft-quality-0005-to-0015.aspx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3/16" {A} x 1-3/4" {B} x 1-3/4" {C} Angle 6061-T6 Aluminum - 12"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3.12" calcext:value-type="float">
            <text:p>$3.12</text:p>
          </table:table-cell>
          <table:table-cell table:style-name="ce9" table:formula="of:=PRODUCT([.B6:.C6])" office:value-type="float" office:value="24.96" calcext:value-type="float">
            <text:p>$24.96</text:p>
          </table:table-cell>
          <table:table-cell table:style-name="ce15" office:value-type="string" calcext:value-type="string">
            <text:p><text:a xlink:href="https://www.speedymetals.com/pc-2190-8344-1-34-x-175-angle-6061-t6-aluminum-extruded.aspx" xlink:type="simple">https://www.speedymetals.com/pc-2190-8344-1-34-x-175-angle-6061-t6-aluminum-extruded.aspx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1" 4 BOLT FLANGE BEARING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8" calcext:value-type="float">
            <text:p>$8.00</text:p>
          </table:table-cell>
          <table:table-cell table:style-name="ce9" table:formula="of:=PRODUCT([.B7:.C7])" office:value-type="float" office:value="8" calcext:value-type="float">
            <text:p>$8.00</text:p>
          </table:table-cell>
          <table:table-cell table:style-name="ce15" office:value-type="string" calcext:value-type="string">
            <text:p><text:a xlink:href="http://www.surpluscenter.com/Power-Transmission/Bearings/Flange-Mount-Bearings/1-4-BOLT-FLANGE-BEARING-1-205-16-4.axd" xlink:type="simple">http://www.surpluscenter.com/Power-Transmission/Bearings/Flange-Mount-Bearings/1-4-BOLT-FLANGE-BEARING-1-205-16-4.axd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StarBoard 10 X 10 x 3/8" (end panel - bearing mounts)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7.6" calcext:value-type="float">
            <text:p>$7.60</text:p>
          </table:table-cell>
          <table:table-cell table:style-name="ce9" table:formula="of:=PRODUCT([.B8:.C8])" office:value-type="float" office:value="30.4" calcext:value-type="float">
            <text:p>$30.40</text:p>
          </table:table-cell>
          <table:table-cell table:style-name="ce15" office:value-type="string" calcext:value-type="string">
            <text:p><text:a xlink:href="http://www.tapplastics.com/product/plastics/cut_to_size_plastic/king_starboard/526" xlink:type="simple">http://www.tapplastics.com/product/plastics/cut_to_size_plastic/king_starboard/526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StarBoard side panels 1/4" - 7 1/2" x 8"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3.24" calcext:value-type="float">
            <text:p>$3.24</text:p>
          </table:table-cell>
          <table:table-cell table:style-name="ce9" table:formula="of:=PRODUCT([.B9:.C9])" office:value-type="float" office:value="25.92" calcext:value-type="float">
            <text:p>$25.92</text:p>
          </table:table-cell>
          <table:table-cell table:style-name="ce15" office:value-type="string" calcext:value-type="string">
            <text:p><text:a xlink:href="http://www.tapplastics.com/product/plastics/cut_to_size_plastic/king_starboard/526" xlink:type="simple">http://www.tapplastics.com/product/plastics/cut_to_size_plastic/king_starboard/526</text:a></text:p>
          </table:table-cell>
          <table:table-cell table:number-columns-repeated="251"/>
        </table:table-row>
        <table:table-row table:style-name="ro2">
          <table:table-cell table:style-name="ce3" office:value-type="string" calcext:value-type="string">
            <text:p>2.5" shaft seal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float" office:value="4.66" calcext:value-type="float">
            <text:p>$4.66</text:p>
          </table:table-cell>
          <table:table-cell table:style-name="ce9" table:formula="of:=PRODUCT([.B10:.C10])" office:value-type="float" office:value="13.98" calcext:value-type="float">
            <text:p>$13.98</text:p>
          </table:table-cell>
          <table:table-cell table:style-name="ce3"/>
          <table:table-cell table:number-columns-repeated="251"/>
        </table:table-row>
        <table:table-row table:style-name="ro3">
          <table:table-cell table:style-name="ce4" office:value-type="string" calcext:value-type="string">
            <text:p>Genie 33355A Garage Door Opener Replacement Worm Gear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7.95" calcext:value-type="float">
            <text:p>$7.95</text:p>
          </table:table-cell>
          <table:table-cell table:style-name="ce9" table:formula="of:=PRODUCT([.B11:.C11])" office:value-type="float" office:value="15.9" calcext:value-type="float">
            <text:p>$15.90</text:p>
          </table:table-cell>
          <table:table-cell table:style-name="ce15" office:value-type="string" calcext:value-type="string">
            <text:p><text:a xlink:href="http://www.ebay.com/itm/Genie-Garage-Door-Opener-Worm-Gear-Part-33355A-S-Genuine-Genie-Part-/291051910468?hash=item43c40bb544" xlink:type="simple">http://www.ebay.com/itm/Genie-Garage-Door-Opener-Worm-Gear-Part-33355A-S-Genuine-Genie-Part-/291051910468?hash=item43c40bb544</text:a></text:p>
          </table:table-cell>
          <table:table-cell table:number-columns-repeated="251"/>
        </table:table-row>
        <table:table-row table:style-name="ro2">
          <table:table-cell table:style-name="ce3" table:number-columns-repeated="2"/>
          <table:table-cell table:style-name="ce9"/>
          <table:table-cell table:style-name="ce9" table:formula="of:=PRODUCT([.B12:.C12])" office:value-type="float" office:value="0" calcext:value-type="float">
            <text:p>$0.00</text:p>
          </table:table-cell>
          <table:table-cell table:style-name="ce3"/>
          <table:table-cell table:number-columns-repeated="251"/>
        </table:table-row>
        <table:table-row table:style-name="ro3">
          <table:table-cell table:style-name="ce3" office:value-type="string" calcext:value-type="string">
            <text:p>GT2 3mm pitch 73 teeth 9mm wide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7.85" calcext:value-type="float">
            <text:p>$7.85</text:p>
          </table:table-cell>
          <table:table-cell table:style-name="ce9" table:formula="of:=PRODUCT([.B13:.C13])" office:value-type="float" office:value="15.7" calcext:value-type="float">
            <text:p>$15.70</text:p>
          </table:table-cell>
          <table:table-cell table:style-name="ce15" office:value-type="string" calcext:value-type="string">
            <text:p><text:a xlink:href="http://www.bbman.com/catalog/product/219-3P-09" xlink:type="simple">http://www.bbman.com/catalog/product/219-3P-09</text:a>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Front Windshield Window Wiper Motor NEW for 76-82 Jeep CJ5 CJ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28.95" calcext:value-type="float">
            <text:p>$28.95</text:p>
          </table:table-cell>
          <table:table-cell table:style-name="ce9" table:formula="of:=PRODUCT([.B14:.C14])" office:value-type="float" office:value="57.9" calcext:value-type="float">
            <text:p>$57.90</text:p>
          </table:table-cell>
          <table:table-cell table:style-name="ce15" office:value-type="string" calcext:value-type="string">
            <text:p><text:a xlink:href="http://www.ebay.com/itm/130990255602?_trksid=p2057872.m2749.l2649&amp;ssPageName=STRK:MEBIDX:IT" xlink:type="simple">http://www.ebay.com/itm/130990255602?_trksid=p2057872.m2749.l2649&amp;ssPageName=STRK%3AMEBIDX%3AIT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#2507 Pololu Dual VNH5019 Motor Driver Shield for Arduino (sale)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40" calcext:value-type="float">
            <text:p>$40.00</text:p>
          </table:table-cell>
          <table:table-cell table:style-name="ce9" table:formula="of:=PRODUCT([.B15:.C15])" office:value-type="float" office:value="40" calcext:value-type="float">
            <text:p>$40.00</text:p>
          </table:table-cell>
          <table:table-cell table:style-name="ce15" office:value-type="string" calcext:value-type="string">
            <text:p><text:a xlink:href="https://www.pololu.com/product/2507" xlink:type="simple">https://www.pololu.com/product/2507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Generic ABEC 9 Bearings Skateboard Deck Longboard Red Silver 1 set of 8 (64 total, 48 needed)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3" calcext:value-type="float">
            <text:p>$13.00</text:p>
          </table:table-cell>
          <table:table-cell table:style-name="ce9" table:formula="of:=PRODUCT([.B16:.C16])" office:value-type="float" office:value="13" calcext:value-type="float">
            <text:p>$13.00</text:p>
          </table:table-cell>
          <table:table-cell table:style-name="ce15" office:value-type="string" calcext:value-type="string">
            <text:p><text:a xlink:href="http://www.amazon.com/Generic-Bearings-Skateboard-Longboard-101005003128/dp/B00BUH45DU/ref=sr_1_6?ie=UTF8&amp;qid=1438614983&amp;sr=8-6&amp;keywords=skate+bearings" xlink:type="simple">http://www.amazon.com/Generic-Bearings-Skateboard-Longboard-101005003128/dp/B00BUH45DU/ref=sr_1_6?ie=UTF8&amp;qid=1438614983&amp;sr=8-6&amp;keywords=skate+bearings</text:a></text:p>
          </table:table-cell>
          <table:table-cell table:number-columns-repeated="251"/>
        </table:table-row>
        <table:table-row table:style-name="ro2" table:number-rows-repeated="2">
          <table:table-cell table:style-name="ce3" table:number-columns-repeated="2"/>
          <table:table-cell table:style-name="ce9" table:number-columns-repeated="2"/>
          <table:table-cell table:style-name="ce3" table:number-columns-repeated="11"/>
          <table:table-cell table:style-name="ce9"/>
          <table:table-cell table:style-name="ce3"/>
          <table:table-cell table:number-columns-repeated="239"/>
        </table:table-row>
        <table:table-row table:style-name="ro3">
          <table:table-cell table:style-name="ce3" office:value-type="string" calcext:value-type="string">
            <text:p>Metric socket cap, Class 12.9 steel black oil finish, 8mm x 1.25mm x 45mm (skate bearing)</text:p>
          </table:table-cell>
          <table:table-cell table:style-name="ce3" office:value-type="float" office:value="25" calcext:value-type="float">
            <text:p>25</text:p>
          </table:table-cell>
          <table:table-cell table:style-name="ce9" office:value-type="float" office:value="0.3" calcext:value-type="float">
            <text:p>$0.30</text:p>
          </table:table-cell>
          <table:table-cell table:style-name="ce9" table:formula="of:=PRODUCT([.B19:.C19])" office:value-type="float" office:value="7.5" calcext:value-type="float">
            <text:p>$7.50</text:p>
          </table:table-cell>
          <table:table-cell table:style-name="ce15" office:value-type="string" calcext:value-type="string">
            <text:p><text:a xlink:href="https://www.boltdepot.com/Product-Details.aspx?product=6566" xlink:type="simple">https://www.boltdepot.com/Product-Details.aspx?product=6566</text:a></text:p>
          </table:table-cell>
          <table:table-cell table:style-name="ce3" table:number-columns-repeated="10"/>
          <table:table-cell table:style-name="ce9"/>
          <table:table-cell table:style-name="ce15"/>
          <table:table-cell table:number-columns-repeated="239"/>
        </table:table-row>
        <table:table-row table:style-name="ro3">
          <table:table-cell table:style-name="ce3" office:value-type="string" calcext:value-type="string">
            <text:p>Metric hex nuts, Zinc plated class 8.8 steel, 8mm x 1.25mm (box of 100)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3.56" calcext:value-type="float">
            <text:p>$3.56</text:p>
          </table:table-cell>
          <table:table-cell table:style-name="ce9" table:formula="of:=PRODUCT([.B20:.C20])" office:value-type="float" office:value="3.56" calcext:value-type="float">
            <text:p>$3.56</text:p>
          </table:table-cell>
          <table:table-cell table:style-name="ce15" office:value-type="string" calcext:value-type="string">
            <text:p><text:a xlink:href="https://www.boltdepot.com/Product-Details.aspx?product=4788" xlink:type="simple">https://www.boltdepot.com/Product-Details.aspx?product=4788</text:a></text:p>
          </table:table-cell>
          <table:table-cell table:style-name="ce3" table:number-columns-repeated="10"/>
          <table:table-cell table:style-name="ce9"/>
          <table:table-cell table:style-name="ce15"/>
          <table:table-cell table:number-columns-repeated="239"/>
        </table:table-row>
        <table:table-row table:style-name="ro3">
          <table:table-cell table:style-name="ce3" office:value-type="string" calcext:value-type="string">
            <text:p>Metric socket cap, Stainless steel 18-8, 6mm x 1.0mm x 40mm (skate bearing mount)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float" office:value="0.3" calcext:value-type="float">
            <text:p>$0.30</text:p>
          </table:table-cell>
          <table:table-cell table:style-name="ce13" table:formula="of:=PRODUCT([.B21:.C21])" office:value-type="float" office:value="12" calcext:value-type="float">
            <text:p>$12.00</text:p>
          </table:table-cell>
          <table:table-cell table:style-name="ce15" office:value-type="string" calcext:value-type="string">
            <text:p><text:a xlink:href="https://www.boltdepot.com/Product-Details.aspx?product=6423" xlink:type="simple">https://www.boltdepot.com/Product-Details.aspx?product=6423</text:a></text:p>
          </table:table-cell>
          <table:table-cell table:style-name="ce3" table:number-columns-repeated="10"/>
          <table:table-cell table:style-name="ce9"/>
          <table:table-cell table:style-name="ce15"/>
          <table:table-cell table:number-columns-repeated="239"/>
        </table:table-row>
        <table:table-row table:style-name="ro3">
          <table:table-cell table:style-name="ce3" office:value-type="string" calcext:value-type="string">
            <text:p>Metric flat washers, Stainless steel 18-8, 6mm (box of 100, skate bearing mount)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2.99" calcext:value-type="float">
            <text:p>$2.99</text:p>
          </table:table-cell>
          <table:table-cell table:style-name="ce13" table:formula="of:=PRODUCT([.B22:.C22])" office:value-type="float" office:value="5.98" calcext:value-type="float">
            <text:p>$5.98</text:p>
          </table:table-cell>
          <table:table-cell table:style-name="ce15" office:value-type="string" calcext:value-type="string">
            <text:p><text:a xlink:href="https://www.boltdepot.com/Product-Details.aspx?product=4516" xlink:type="simple">https://www.boltdepot.com/Product-Details.aspx?product=4516</text:a></text:p>
          </table:table-cell>
          <table:table-cell table:style-name="ce3" table:number-columns-repeated="10"/>
          <table:table-cell table:style-name="ce9"/>
          <table:table-cell table:style-name="ce15"/>
          <table:table-cell table:number-columns-repeated="239"/>
        </table:table-row>
        <table:table-row table:style-name="ro3">
          <table:table-cell table:style-name="ce3" office:value-type="string" calcext:value-type="string">
            <text:p>Metric hex nuts, Stainless steel 18-8, 6mm x 1.0mm (box of 100, skate bearing mount)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4.89" calcext:value-type="float">
            <text:p>$4.89</text:p>
          </table:table-cell>
          <table:table-cell table:style-name="ce13" table:formula="of:=PRODUCT([.B23:.C23])" office:value-type="float" office:value="4.89" calcext:value-type="float">
            <text:p>$4.89</text:p>
          </table:table-cell>
          <table:table-cell table:style-name="ce15" office:value-type="string" calcext:value-type="string">
            <text:p><text:a xlink:href="https://www.boltdepot.com/Product-Details.aspx?product=4776" xlink:type="simple">https://www.boltdepot.com/Product-Details.aspx?product=4776</text:a></text:p>
          </table:table-cell>
          <table:table-cell table:style-name="ce3" table:number-columns-repeated="10"/>
          <table:table-cell table:style-name="ce9"/>
          <table:table-cell table:style-name="ce15"/>
          <table:table-cell table:number-columns-repeated="239"/>
        </table:table-row>
        <table:table-row table:style-name="ro3">
          <table:table-cell table:style-name="ce3" office:value-type="string" calcext:value-type="string">
            <text:p>Socket cap, Stainless steel 316, 5/16"-18 x 1-3/4"</text:p>
          </table:table-cell>
          <table:table-cell table:style-name="ce3" office:value-type="float" office:value="16" calcext:value-type="float">
            <text:p>16</text:p>
          </table:table-cell>
          <table:table-cell table:style-name="ce9" office:value-type="float" office:value="1.1" calcext:value-type="float">
            <text:p>$1.10</text:p>
          </table:table-cell>
          <table:table-cell table:style-name="ce13" table:formula="of:=PRODUCT([.B24:.C24])" office:value-type="float" office:value="17.6" calcext:value-type="float">
            <text:p>$17.60</text:p>
          </table:table-cell>
          <table:table-cell table:style-name="ce15" office:value-type="string" calcext:value-type="string">
            <text:p><text:a xlink:href="https://www.boltdepot.com/Product-Details.aspx?product=16552" xlink:type="simple">https://www.boltdepot.com/Product-Details.aspx?product=16552</text:a></text:p>
          </table:table-cell>
          <table:table-cell table:style-name="ce3" table:number-columns-repeated="10"/>
          <table:table-cell table:style-name="ce9"/>
          <table:table-cell table:style-name="ce15"/>
          <table:table-cell table:number-columns-repeated="239"/>
        </table:table-row>
        <table:table-row table:style-name="ro3">
          <table:table-cell table:style-name="ce3" office:value-type="string" calcext:value-type="string">
            <text:p>Socket cap, Stainless steel 18-8, 7/16"-14 x 1-3/4" (flange bearing)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1.34" calcext:value-type="float">
            <text:p>$1.34</text:p>
          </table:table-cell>
          <table:table-cell table:style-name="ce13" table:formula="of:=PRODUCT([.B25:.C25])" office:value-type="float" office:value="5.36" calcext:value-type="float">
            <text:p>$5.36</text:p>
          </table:table-cell>
          <table:table-cell table:style-name="ce15" office:value-type="string" calcext:value-type="string">
            <text:p><text:a xlink:href="https://www.boltdepot.com/Product-Details.aspx?product=4914" xlink:type="simple">https://www.boltdepot.com/Product-Details.aspx?product=4914</text:a></text:p>
          </table:table-cell>
          <table:table-cell table:style-name="ce3" table:number-columns-repeated="10"/>
          <table:table-cell table:style-name="ce9"/>
          <table:table-cell table:style-name="ce15"/>
          <table:table-cell table:number-columns-repeated="239"/>
        </table:table-row>
        <table:table-row table:style-name="ro3">
          <table:table-cell table:style-name="ce3" office:value-type="string" calcext:value-type="string">
            <text:p>Hex nuts, Stainless steel 18-8, 7/16"-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0.33" calcext:value-type="float">
            <text:p>$0.33</text:p>
          </table:table-cell>
          <table:table-cell table:style-name="ce13" table:formula="of:=PRODUCT([.B26:.C26])" office:value-type="float" office:value="1.32" calcext:value-type="float">
            <text:p>$1.32</text:p>
          </table:table-cell>
          <table:table-cell table:style-name="ce15" office:value-type="string" calcext:value-type="string">
            <text:p><text:a xlink:href="https://www.boltdepot.com/Product-Details.aspx?product=5574" xlink:type="simple">https://www.boltdepot.com/Product-Details.aspx?product=5574</text:a></text:p>
          </table:table-cell>
          <table:table-cell table:style-name="ce3" table:number-columns-repeated="10"/>
          <table:table-cell table:style-name="ce9"/>
          <table:table-cell table:style-name="ce15"/>
          <table:table-cell table:number-columns-repeated="239"/>
        </table:table-row>
        <table:table-row table:style-name="ro3">
          <table:table-cell table:style-name="ce3" office:value-type="string" calcext:value-type="string">
            <text:p>Flat washers, Stainless steel 18-8, 7/16"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0.15" calcext:value-type="float">
            <text:p>$0.15</text:p>
          </table:table-cell>
          <table:table-cell table:style-name="ce13" table:formula="of:=PRODUCT([.B27:.C27])" office:value-type="float" office:value="0.6" calcext:value-type="float">
            <text:p>$0.60</text:p>
          </table:table-cell>
          <table:table-cell table:style-name="ce15" office:value-type="string" calcext:value-type="string">
            <text:p><text:a xlink:href="https://www.boltdepot.com/Product-Details.aspx?product=5564" xlink:type="simple">https://www.boltdepot.com/Product-Details.aspx?product=5564</text:a></text:p>
          </table:table-cell>
          <table:table-cell table:style-name="ce3" table:number-columns-repeated="10"/>
          <table:table-cell table:style-name="ce9"/>
          <table:table-cell table:style-name="ce15"/>
          <table:table-cell table:number-columns-repeated="239"/>
        </table:table-row>
        <table:table-row table:style-name="ro3">
          <table:table-cell table:style-name="ce3" office:value-type="string" calcext:value-type="string">
            <text:p>Phillips flat head, Stainless steel 18-8, 4mm x 0.7mm x 10mm (main tube bearing ring screws)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0.07" calcext:value-type="float">
            <text:p>$0.07</text:p>
          </table:table-cell>
          <table:table-cell table:style-name="ce13" table:formula="of:=PRODUCT([.B28:.C28])" office:value-type="float" office:value="0.28" calcext:value-type="float">
            <text:p>$0.28</text:p>
          </table:table-cell>
          <table:table-cell table:style-name="ce15" office:value-type="string" calcext:value-type="string">
            <text:p><text:a xlink:href="https://www.boltdepot.com/Product-Details.aspx?product=5112" xlink:type="simple">https://www.boltdepot.com/Product-Details.aspx?product=5112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PETg - Blue (loose estimate)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28.99" calcext:value-type="float">
            <text:p>$28.99</text:p>
          </table:table-cell>
          <table:table-cell table:style-name="ce13" table:formula="of:=PRODUCT([.B29:.C29])" office:value-type="float" office:value="57.98" calcext:value-type="float">
            <text:p>$57.98</text:p>
          </table:table-cell>
          <table:table-cell table:style-name="ce15" office:value-type="string" calcext:value-type="string">
            <text:p><text:a xlink:href="http://www.intservo.com/products/esun-petg-filament-1-75mm-1kg-spool?variant=963058195" xlink:type="simple">http://www.intservo.com/products/esun-petg-filament-1-75mm-1kg-spool?variant=963058195</text:a></text:p>
          </table:table-cell>
          <table:table-cell table:number-columns-repeated="251"/>
        </table:table-row>
        <table:table-row table:style-name="ro2">
          <table:table-cell table:style-name="ce3" table:number-columns-repeated="2"/>
          <table:table-cell table:style-name="ce9" table:number-columns-repeated="2"/>
          <table:table-cell table:style-name="ce3" table:number-columns-repeated="11"/>
          <table:table-cell table:style-name="ce10"/>
          <table:table-cell table:number-columns-repeated="240"/>
        </table:table-row>
        <table:table-row table:style-name="ro3">
          <table:table-cell table:style-name="ce3" office:value-type="string" calcext:value-type="string">
            <text:p>Raspberry Pi™ 2 Model B 1GB Project Board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39.95" calcext:value-type="float">
            <text:p>$39.95</text:p>
          </table:table-cell>
          <table:table-cell table:style-name="ce9" table:formula="of:=PRODUCT([.B31:.C31])" office:value-type="float" office:value="39.95" calcext:value-type="float">
            <text:p>$39.95</text:p>
          </table:table-cell>
          <table:table-cell table:style-name="ce15" office:value-type="string" calcext:value-type="string">
            <text:p><text:a xlink:href="https://www.sparkfun.com/products/13297" xlink:type="simple">https://www.sparkfun.com/products/13297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SB Wifi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20" calcext:value-type="float">
            <text:p>$20.00</text:p>
          </table:table-cell>
          <table:table-cell table:style-name="ce9" table:formula="of:=PRODUCT([.B32:.C32])" office:value-type="float" office:value="20" calcext:value-type="float">
            <text:p>$20.00</text:p>
          </table:table-cell>
          <table:table-cell table:style-name="ce15" office:value-type="string" calcext:value-type="string">
            <text:p><text:a xlink:href="http://www.amazon.com/gp/product/B00JDVRCI0?psc=1&amp;redirect=true&amp;ref_=oh_aui_detailpage_o02_s00" xlink:type="simple">http://www.amazon.com/gp/product/B00JDVRCI0?psc=1&amp;redirect=true&amp;ref_=oh_aui_detailpage_o02_s00</text:a>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4 port powered USB hub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7" calcext:value-type="float">
            <text:p>$17.00</text:p>
          </table:table-cell>
          <table:table-cell table:style-name="ce9" table:formula="of:=PRODUCT([.B33:.C33])" office:value-type="float" office:value="17" calcext:value-type="float">
            <text:p>$17.00</text:p>
          </table:table-cell>
          <table:table-cell table:style-name="ce15" office:value-type="string" calcext:value-type="string">
            <text:p><text:a xlink:href="http://www.amazon.com/gp/product/B00TPMEOYM?psc=1&amp;redirect=true&amp;ref_=oh_aui_detailpage_o00_s00" xlink:type="simple">http://www.amazon.com/gp/product/B00TPMEOYM?psc=1&amp;redirect=true&amp;ref_=oh_aui_detailpage_o00_s00</text:a></text:p>
          </table:table-cell>
          <table:table-cell table:number-columns-repeated="251"/>
        </table:table-row>
        <table:table-row table:style-name="ro2">
          <table:table-cell table:style-name="ce3" office:value-type="string" calcext:value-type="string">
            <text:p>Arduino UN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float" office:value="24.95" calcext:value-type="float">
            <text:p>$24.95</text:p>
          </table:table-cell>
          <table:table-cell table:style-name="ce3" office:value-type="string" calcext:value-type="string">
            <text:p>https://www.sparkfun.com/products/11021</text:p>
          </table:table-cell>
          <table:table-cell table:number-columns-repeated="251"/>
        </table:table-row>
        <table:table-row table:style-name="ro3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9" office:value-type="float" office:value="19.95" calcext:value-type="float">
            <text:p>$19.95</text:p>
          </table:table-cell>
          <table:table-cell table:style-name="ce9" table:formula="of:=PRODUCT([.B35:.C35])" office:value-type="float" office:value="19.95" calcext:value-type="float">
            <text:p>$19.95</text:p>
          </table:table-cell>
          <table:table-cell table:style-name="ce15" office:value-type="string" calcext:value-type="string">
            <text:p><text:a xlink:href="https://www.sparkfun.com/products/12640" xlink:type="simple">https://www.sparkfun.com/products/12640</text:a>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3"/>
          <table:table-cell table:style-name="ce10" table:number-columns-repeated="2"/>
          <table:table-cell table:number-columns-repeated="252"/>
        </table:table-row>
        <table:table-row table:style-name="ro2">
          <table:table-cell table:style-name="ce3"/>
          <table:table-cell table:style-name="ce6"/>
          <table:table-cell table:style-name="ce11"/>
          <table:table-cell table:style-name="ce11" table:formula="of:=SUM([.D3:.D36])" office:value-type="float" office:value="548.04" calcext:value-type="float">
            <text:p>$548.04</text:p>
          </table:table-cell>
          <table:table-cell table:style-name="ce6" table:number-columns-repeated="25"/>
          <table:table-cell table:number-columns-repeated="227"/>
        </table:table-row>
        <table:table-row table:style-name="ro2" table:number-rows-repeated="986">
          <table:table-cell table:style-name="ce3" table:number-columns-repeated="2"/>
          <table:table-cell table:style-name="ce10" table:number-columns-repeated="2"/>
          <table:table-cell table:number-columns-repeated="252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number-columns-repeated="252"/>
        </table:table-row>
        <table:table-row table:style-name="ro2" table:number-rows-repeated="104755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$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4T15:19:48.335000000</dc:date>
    <meta:editing-duration>PT5M7S</meta:editing-duration>
    <meta:editing-cycles>4</meta:editing-cycles>
    <meta:generator>LibreOffice/5.0.1.2$Windows_x86 LibreOffice_project/81898c9f5c0d43f3473ba111d7b351050be20261</meta:generator>
    <meta:document-statistic meta:table-count="1" meta:cell-count="152" meta:object-count="0"/>
  </office:meta>
</office:document-meta>
</file>